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633fd" officeooo:paragraph-rsid="001633f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633fd" officeooo:paragraph-rsid="00182c1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82c18" officeooo:paragraph-rsid="00182c18"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82c18" officeooo:paragraph-rsid="001bd426"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bold" officeooo:rsid="001633fd" officeooo:paragraph-rsid="001633fd" style:font-size-asian="10.5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officeooo:rsid="001633fd" officeooo:paragraph-rsid="001633f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bd426" officeooo:paragraph-rsid="001bd42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1633fd" officeooo:paragraph-rsid="001633f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bd426" officeooo:paragraph-rsid="001bd42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officeooo:paragraph-rsid="001633fd"/>
    </style:style>
    <style:style style:name="P12" style:family="paragraph" style:parent-style-name="Standard">
      <style:paragraph-properties fo:text-align="start" style:justify-single-word="false"/>
      <style:text-properties officeooo:paragraph-rsid="001b5968"/>
    </style:style>
    <style:style style:name="P13" style:family="paragraph" style:parent-style-name="Standard">
      <style:paragraph-properties fo:text-align="start" style:justify-single-word="false"/>
      <style:text-properties officeooo:paragraph-rsid="00182c18"/>
    </style:style>
    <style:style style:name="P14" style:family="paragraph" style:parent-style-name="Standard">
      <style:paragraph-properties fo:text-align="start" style:justify-single-word="false"/>
      <style:text-properties officeooo:paragraph-rsid="001bd426"/>
    </style:style>
    <style:style style:name="P15" style:family="paragraph" style:parent-style-name="Standard">
      <style:paragraph-properties fo:text-align="start" style:justify-single-word="false"/>
      <style:text-properties fo:font-weight="bold" officeooo:rsid="001633fd" officeooo:paragraph-rsid="001633fd" style:font-weight-asian="bold" style:font-weight-complex="bold"/>
    </style:style>
    <style:style style:name="P16" style:family="paragraph" style:parent-style-name="Standard">
      <style:paragraph-properties fo:text-align="start" style:justify-single-word="false"/>
      <style:text-properties officeooo:rsid="001b5968" officeooo:paragraph-rsid="001b5968"/>
    </style:style>
    <style:style style:name="T1" style:family="text">
      <style:text-properties officeooo:rsid="001633fd"/>
    </style:style>
    <style:style style:name="T2" style:family="text">
      <style:text-properties fo:font-weight="bold" style:font-weight-asian="bold" style:font-weight-complex="bold"/>
    </style:style>
    <style:style style:name="T3" style:family="text">
      <style:text-properties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text-emphasize="none"/>
    </style:style>
    <style:style style:name="T4" style:family="text">
      <style:text-properties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2pt" style:text-emphasize="none"/>
    </style:style>
    <style:style style:name="T5" style:family="text">
      <style:text-properties style:text-outline="false" style:text-line-through-style="none" style:text-line-through-type="none" style:font-name="Liberation Sans1" fo:font-size="11pt" fo:font-style="normal" fo:text-shadow="none" style:text-underline-style="none" fo:font-weight="normal" officeooo:rsid="001633fd" style:font-size-asian="11pt" style:font-style-asian="normal" style:font-weight-asian="normal" style:font-size-complex="12pt" style:text-emphasize="none"/>
    </style:style>
    <style:style style:name="T6" style:family="text">
      <style:text-properties style:text-outline="false" style:text-line-through-style="none" style:text-line-through-type="none" style:font-name="Liberation Sans1" fo:font-size="11pt" fo:font-style="normal" fo:text-shadow="none" style:text-underline-style="none" fo:font-weight="normal" officeooo:rsid="001633fd" style:font-size-asian="11pt" style:font-style-asian="normal" style:font-weight-asian="normal" style:font-size-complex="12pt" style:font-weight-complex="bold" style:text-emphasize="none"/>
    </style:style>
    <style:style style:name="T7" style:family="text">
      <style:text-properties style:text-outline="false" style:text-line-through-style="none" style:text-line-through-type="none" style:font-name="Liberation Sans1" fo:font-size="11pt" fo:font-style="normal" fo:text-shadow="none" style:text-underline-style="none" fo:font-weight="normal" officeooo:rsid="00182c18" style:font-size-asian="11pt" style:font-style-asian="normal" style:font-weight-asian="normal" style:font-size-complex="12pt" style:font-weight-complex="bold" style:text-emphasize="none"/>
    </style:style>
    <style:style style:name="T8" style:family="text">
      <style:text-properties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weight-complex="normal" style:text-emphasize="none"/>
    </style:style>
    <style:style style:name="T9" style:family="text">
      <style:text-properties style:text-outline="false" style:text-line-through-style="none" style:text-line-through-type="none" style:font-name="Liberation Sans1" fo:font-size="11pt" fo:font-style="normal" fo:text-shadow="none" style:text-underline-style="none" fo:font-weight="normal" officeooo:rsid="001633fd" style:font-size-asian="11pt" style:font-style-asian="normal" style:font-weight-asian="normal" style:font-weight-complex="bold" style:text-emphasize="none"/>
    </style:style>
    <style:style style:name="T10"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font-weight-complex="normal" style:text-emphasize="none"/>
    </style:style>
    <style:style style:name="T11" style:family="text">
      <style:text-properties style:text-outline="false" style:text-line-through-style="none" style:text-line-through-type="none" style:font-name="Liberation Sans1" fo:font-size="12pt" fo:font-style="normal" fo:text-shadow="none" style:text-underline-style="none" fo:font-weight="normal" officeooo:rsid="001bd426" style:font-size-asian="10.5pt" style:font-style-asian="normal" style:font-weight-asian="normal" style:font-size-complex="12pt" style:font-weight-complex="normal" style:text-emphasize="none"/>
    </style:style>
    <style:style style:name="T12" style:family="text">
      <style:text-properties style:text-outline="false" style:text-line-through-style="none" style:text-line-through-type="none" style:font-name="Lohit Devanagari" fo:font-size="11pt" fo:font-style="normal" fo:text-shadow="none" style:text-underline-style="none" fo:font-weight="normal" style:font-size-asian="11pt" style:font-style-asian="normal" style:font-weight-asian="normal" style:text-emphasize="none"/>
    </style:style>
    <style:style style:name="T13" style:family="text">
      <style:text-properties style:text-outline="false" style:text-line-through-style="none" style:text-line-through-type="none" style:font-name="Lohit Devanagari" fo:font-size="11pt" fo:font-style="normal" fo:text-shadow="none" style:text-underline-style="none" fo:font-weight="normal" officeooo:rsid="001b5968" style:font-size-asian="11pt" style:font-style-asian="normal" style:font-weight-asian="normal" style:text-emphasize="none"/>
    </style:style>
    <style:style style:name="T14" style:family="text">
      <style:text-properties style:text-outline="false" style:text-line-through-style="none" style:text-line-through-type="none" style:font-name="Lohit Devanagari" fo:font-size="11pt" fo:font-style="normal" fo:text-shadow="none" style:text-underline-style="none" fo:font-weight="normal" style:font-size-asian="11pt" style:font-style-asian="normal" style:font-weight-asian="normal" style:font-weight-complex="normal" style:text-emphasize="none"/>
    </style:style>
    <style:style style:name="T15" style:family="text">
      <style:text-properties style:text-outline="false" style:text-line-through-style="none" style:text-line-through-type="none" style:font-name="Lohit Devanagari" fo:font-size="11pt" fo:font-style="normal" fo:text-shadow="none" style:text-underline-style="none" fo:font-weight="normal" officeooo:rsid="001633fd" style:font-size-asian="11pt" style:font-style-asian="normal" style:font-weight-asian="normal" style:font-size-complex="12pt" style:font-weight-complex="bold" style:text-emphasize="none"/>
    </style:style>
    <style:style style:name="T16" style:family="text">
      <style:text-properties style:text-outline="false" style:text-line-through-style="none" style:text-line-through-type="none" style:font-name="Lohit Devanagari" fo:font-size="11pt" fo:font-style="normal" fo:text-shadow="none" style:text-underline-style="none" fo:font-weight="normal" officeooo:rsid="00182c18" style:font-size-asian="11pt" style:font-style-asian="normal" style:font-weight-asian="normal" style:font-size-complex="12pt" style:font-weight-complex="bold" style:text-emphasize="none"/>
    </style:style>
    <style:style style:name="T17" style:family="text">
      <style:text-properties style:text-outline="false" style:text-line-through-style="none" style:text-line-through-type="none" style:font-name="Lohit Devanagari" fo:font-size="11pt" fo:font-style="normal" fo:text-shadow="none" style:text-underline-style="none" fo:font-weight="normal" officeooo:rsid="001633fd" style:font-size-asian="11pt" style:font-style-asian="normal" style:font-weight-asian="normal" style:font-weight-complex="bold" style:text-emphasize="none"/>
    </style:style>
    <style:style style:name="T18" style:family="text">
      <style:text-properties style:text-outline="false" style:text-line-through-style="none" style:text-line-through-type="none" style:font-name="Lohit Devanagari" fo:font-size="11pt" fo:font-style="normal" fo:text-shadow="none" style:text-underline-style="none" style:font-size-asian="11pt" style:font-style-asian="normal" style:text-emphasize="none"/>
    </style:style>
    <style:style style:name="T19" style:family="text">
      <style:text-properties style:text-outline="false" style:text-line-through-style="none" style:text-line-through-type="none" style:font-name="Lohit Devanagari" fo:font-size="11pt" fo:font-style="normal" fo:text-shadow="none" style:text-underline-style="none" officeooo:rsid="00182c18" style:font-size-asian="11pt" style:font-style-asian="normal" style:text-emphasize="none"/>
    </style:style>
    <style:style style:name="T20" style:family="text">
      <style:text-properties style:text-outline="false" style:text-line-through-style="none" style:text-line-through-type="none" style:font-name="Lohit Devanagari" fo:font-size="11pt" fo:font-style="normal" fo:text-shadow="none" style:text-underline-style="none" fo:font-weight="bold" officeooo:rsid="001633fd" style:font-size-asian="11pt" style:font-style-asian="normal" style:font-weight-asian="bold" style:font-weight-complex="bold" style:text-emphasize="none"/>
    </style:style>
    <style:style style:name="T21" style:family="text">
      <style:text-properties style:text-outline="false" style:text-line-through-style="none" style:text-line-through-type="none" style:font-name="Lohit Devanagari" fo:font-size="12pt" fo:font-style="normal" fo:text-shadow="none" style:text-underline-style="none" style:font-size-asian="10.5pt" style:font-style-asian="normal" style:font-size-complex="12pt" style:text-emphasize="none"/>
    </style:style>
    <style:style style:name="T22" style:family="text">
      <style:text-properties style:text-outline="false" style:text-line-through-style="none" style:text-line-through-type="none" style:font-name="Lohit Devanagari" fo:font-size="12pt" fo:font-style="normal" fo:text-shadow="none" style:text-underline-style="none" officeooo:rsid="001633fd" style:font-size-asian="10.5pt" style:font-style-asian="normal" style:font-size-complex="12pt" style:text-emphasize="none"/>
    </style:style>
    <style:style style:name="T23" style:family="text">
      <style:text-properties style:text-outline="false" style:text-line-through-style="none" style:text-line-through-type="none" style:font-name="Lohit Devanagari" fo:font-size="12pt" fo:font-style="normal" fo:text-shadow="none" style:text-underline-style="none" fo:font-weight="normal" officeooo:rsid="001633fd" style:font-size-asian="10.5pt" style:font-style-asian="normal" style:font-weight-asian="normal" style:font-size-complex="12pt" style:font-weight-complex="normal" style:text-emphasize="none"/>
    </style:style>
    <style:style style:name="T24" style:family="text">
      <style:text-properties style:text-outline="false" style:text-line-through-style="none" style:text-line-through-type="none" style:font-name="Lohit Devanagari" fo:font-size="12pt" fo:font-style="normal" fo:text-shadow="none" style:text-underline-style="none" fo:font-weight="bold" officeooo:rsid="001633fd" style:font-size-asian="10.5pt" style:font-style-asian="normal" style:font-weight-asian="bold" style:font-size-complex="12pt" style:font-weight-complex="bold" style:text-emphasize="none"/>
    </style:style>
    <style:style style:name="T25" style:family="text">
      <style:text-properties style:text-outline="false" style:text-line-through-style="none" style:text-line-through-type="none" style:font-name="Lohit Devanagari" fo:font-size="12pt" fo:font-style="normal" fo:text-shadow="none" style:text-underline-style="none" fo:font-weight="bold" officeooo:rsid="00182c18" style:font-size-asian="10.5pt" style:font-style-asian="normal" style:font-weight-asian="bold" style:font-size-complex="12pt" style:font-weight-complex="bold" style:text-emphasize="none"/>
    </style:style>
    <style:style style:name="T26" style:family="text">
      <style:text-properties style:text-outline="false" style:text-line-through-style="none" style:text-line-through-type="none" style:font-name="Lohit Devanagari" fo:font-size="12pt" fo:font-style="normal" fo:text-shadow="none" style:text-underline-style="none" fo:font-weight="bold" officeooo:rsid="001bd426" style:font-size-asian="10.5pt" style:font-style-asian="normal" style:font-weight-asian="bold" style:font-size-complex="12pt" style:font-weight-complex="bold" style:text-emphasize="none"/>
    </style:style>
    <style:style style:name="T27" style:family="text">
      <style:text-properties style:text-outline="false" style:text-line-through-style="none" style:text-line-through-type="none" style:font-name="Lohit Devanagari" fo:font-style="normal" fo:text-shadow="none" style:text-underline-style="none" officeooo:rsid="001633fd" style:font-style-asian="normal" style:text-emphasize="none"/>
    </style:style>
    <style:style style:name="T28" style:family="text">
      <style:text-properties fo:font-size="12pt" fo:font-weight="bold" officeooo:rsid="001633fd" style:font-size-asian="10.5pt" style:font-weight-asian="bold" style:font-size-complex="12pt" style:font-weight-complex="bold"/>
    </style:style>
    <style:style style:name="T29" style:family="text">
      <style:text-properties fo:font-size="12pt" fo:font-weight="normal" officeooo:rsid="001bd426" style:font-size-asian="10.5pt" style:font-weight-asian="normal" style:font-size-complex="12pt" style:font-weight-complex="normal"/>
    </style:style>
    <style:style style:name="T30" style:family="text">
      <style:text-properties fo:color="#ff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text-emphasize="none"/>
    </style:style>
    <style:style style:name="T31" style:family="text">
      <style:text-properties fo:color="#ff0000" style:text-outline="false" style:text-line-through-style="none" style:text-line-through-type="none" style:font-name="Liberation Sans1" fo:font-size="11pt" fo:font-style="normal" fo:text-shadow="none" style:text-underline-style="none" fo:font-weight="normal" officeooo:rsid="001d78af" style:font-size-asian="11pt" style:font-style-asian="normal" style:font-weight-asian="normal" style:text-emphasize="none"/>
    </style:style>
    <style:style style:name="T32" style:family="text">
      <style:text-properties fo:color="#ff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2pt" style:text-emphasize="none"/>
    </style:style>
    <style:style style:name="T33" style:family="text">
      <style:text-properties fo:color="#ff0000" style:text-outline="false" style:text-line-through-style="none" style:text-line-through-type="none" style:font-name="Liberation Sans1" fo:font-size="11pt" fo:font-style="normal" fo:text-shadow="none" style:text-underline-style="none" fo:font-weight="normal" officeooo:rsid="001633fd" style:font-size-asian="11pt" style:font-style-asian="normal" style:font-weight-asian="normal" style:font-size-complex="12pt" style:text-emphasize="none"/>
    </style:style>
    <style:style style:name="T34" style:family="text">
      <style:text-properties fo:color="#ff0000" style:text-outline="false" style:text-line-through-style="none" style:text-line-through-type="none" style:font-name="Liberation Sans1" fo:font-size="11pt" fo:font-style="normal" fo:text-shadow="none" style:text-underline-style="none" fo:font-weight="normal" officeooo:rsid="00182c18" style:font-size-asian="11pt" style:font-style-asian="normal" style:font-weight-asian="normal" style:font-size-complex="12pt" style:font-weight-complex="bold" style:text-emphasize="none"/>
    </style:style>
    <style:style style:name="T35" style:family="text">
      <style:text-properties fo:color="#ff0000" style:text-outline="false" style:text-line-through-style="none" style:text-line-through-type="none" style:font-name="Liberation Sans1" fo:font-size="11pt" fo:font-style="normal" fo:text-shadow="none" style:text-underline-style="none" fo:font-weight="normal" officeooo:rsid="001633fd" style:font-size-asian="11pt" style:font-style-asian="normal" style:font-weight-asian="normal" style:font-size-complex="12pt" style:font-weight-complex="bold" style:text-emphasize="none"/>
    </style:style>
    <style:style style:name="T36" style:family="text">
      <style:text-properties fo:color="#ff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weight-complex="normal" style:text-emphasize="none"/>
    </style:style>
    <style:style style:name="T37" style:family="text">
      <style:text-properties fo:color="#ff0000" style:text-outline="false" style:text-line-through-style="none" style:text-line-through-type="none" style:font-name="Lohit Devanagari" fo:font-size="11pt" fo:font-style="normal" fo:text-shadow="none" style:text-underline-style="none" fo:font-weight="normal" style:font-size-asian="11pt" style:font-style-asian="normal" style:font-weight-asian="normal" style:text-emphasize="none"/>
    </style:style>
    <style:style style:name="T38" style:family="text">
      <style:text-properties fo:font-weight="normal" style:font-weight-asian="normal" style:font-weight-complex="normal"/>
    </style:style>
    <style:style style:name="T39" style:family="text">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text-emphasize="none"/>
    </style:style>
    <style:style style:name="T40" style:family="text">
      <style:text-properties fo:color="#ffff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lan de <text:span text:style-name="T1">génération</text:span> le 02/12/2020</text:p>
      <text:p text:style-name="P1"/>
      <text:p text:style-name="P1">Début des phrases</text:p>
      <text:p text:style-name="P2">Exemple1 :</text:p>
      <text:p text:style-name="P1"/>
      <text:p text:style-name="P9"><text:span text:style-name="T2">l’input </text:span>: le sauvetage de notre planète est</text:p>
      <text:p text:style-name="P11"><text:span text:style-name="T28">Génération 1 : </text:span><text:span text:style-name="T35">le sauvetage de notre plan</text:span><text:span text:style-name="T30">ète </text:span><text:span text:style-name="T3">est la question la plus importante pour l'humanité aujourd'hui, et c'est notre capacité à y </text:span><text:span text:style-name="T12">répondre. Le défi pour nous aujourd'hui est de trouver un moyen de s'assurer que nos propres actions sont prises sans aucune autre ingérence de l'extérieur. Si nous voulons être un monde plus pacifique, nous avons besoin d'un moyen de sortir de ce conflit. Nous devons nous rendre compte que les problèmes du monde sont en grande partie causés par notre propre comportement. C'est aussi notre responsabilité en tant que citoyens d'éviter</text:span></text:p>
      <text:p text:style-name="P11"><text:span text:style-name="T15"/></text:p>
      <text:p text:style-name="P11"><text:span text:style-name="T3"/></text:p>
      <text:p text:style-name="P11"><text:span text:style-name="T12"/></text:p>
      <text:p text:style-name="P11"><text:span text:style-name="T20">Génération 2 : </text:span><text:span text:style-name="T9">le sauvetage de notre plan</text:span><text:span text:style-name="T3">ète est une tâche </text:span><text:span text:style-name="T12">majeure qui doit être traitée en temps opportun », a-t-il déclaré. Par ses premiers mots, M. Trump a répondu aux « fausses nouvelles » et aux « fausses nouvelles » qu'il avait tenté de discréditer. "Tu dois être intelligent à ce sujet, mec. Les fausses nouvelles sont de fausses nouvelles et elles n'ont pas leur place dans une société civilisée. Les fausses nouvelles n'ont pas besoin d'être débrouillées. La vérité est qu'il y a eu des progrès considérables au cours des dernières décennies.</text:span></text:p>
      <text:p text:style-name="P11"><text:span text:style-name="T17"/></text:p>
      <text:p text:style-name="P11"><text:span text:style-name="T12"/></text:p>
      <text:p text:style-name="P16"><text:span text:style-name="T12">Input : </text:span><text:span text:style-name="T23"><text:s/>le sauvetage de notre planète est</text:span></text:p>
      <text:p text:style-name="P12"><text:span text:style-name="T13">Génération 3 : </text:span><text:span text:style-name="T3">le sauvetage de notre planète n'est pas facile, nous devons faire attention de ne pas tomber dans une vieille fâcheuse." (C.C. O'Rourke) C.C. O'Rourke, The Myth of Global Warming, 4e édition « L'un des défis fondamentaux du programme de réchauffement climatique </text:span><text:span text:style-name="T12">est que le monde se dirige vers un déclin irréversible. Mais, pour beaucoup de gens, les conséquences de ce déclin irréversible ont été immenses. Au lendemain du refroidissement mondial des</text:span></text:p>
      <text:p text:style-name="P16"><text:span text:style-name="T12"/></text:p>
      <text:p text:style-name="P15"><text:span text:style-name="T18"/></text:p>
      <text:p text:style-name="P3"><text:span text:style-name="T18">Exemple </text:span><text:span text:style-name="T19">2</text:span><text:span text:style-name="T18"> :</text:span></text:p>
      <text:p text:style-name="P5"><text:span text:style-name="T18">l’input : </text:span><text:span text:style-name="T5">Notre plan</text:span><text:span text:style-name="T3">ète </text:span></text:p>
      <text:p text:style-name="P13"><text:span text:style-name="T24">Génération 1 : </text:span><text:span text:style-name="T33">Notre plan</text:span><text:span text:style-name="T30">ète </text:span><text:span text:style-name="T31">e</text:span><text:span text:style-name="T3">st plus diversifiée que de nombreux scientifiques ne l'ont prédit, et la science ne peut que continuer avec cette approche. Nous voulons prendre la science plus au sérieux maintenant, pour mieux comprendre notre propre monde, non seulement dans les </text:span><text:span text:style-name="T12">dernières années, mais dans l'avenir, et c'est un pas important en avant pour le progrès scientifique. Je suis heureux que bon nombre de mes étudiants se réunissent pour une dernière nuit pour discuter de ce que j'appelle la « littératie scientifique ». Cet événement aura lieu à la Maison Blanche à Washington DC</text:span></text:p>
      <text:p text:style-name="P13"><text:span text:style-name="T37"/></text:p>
      <text:p text:style-name="P4"><text:span text:style-name="T22"/></text:p>
      <text:p text:style-name="P4"><text:span text:style-name="T22"/></text:p>
      <text:p text:style-name="P13"><text:span text:style-name="T24">Génération </text:span><text:span text:style-name="T25">2 : <text:s/></text:span><text:span text:style-name="T32">Notre plan</text:span><text:span text:style-name="T30">ète</text:span><text:span text:style-name="T3"> est une ressource riche qui peut nous aider à faire du monde un meilleur endroit. Nous devons nous concentrer </text:span><text:span text:style-name="T12">sur la façon dont nous nous connectons à elle au moment d'explorer de nouveaux domaines de notre potentiel. Le but du Réseau d'action pour le climat est de vous faire démarrer avec une planète saine et les avantages que nous pouvons lui apporter, en vous donnant les outils et les ressources pour commencer votre voyage. Tu veux faire partie de tout ça? Suivez le cours en ligne: https://climateactionnetwork.org</text:span></text:p>
      <text:p text:style-name="P4"><text:soft-page-break/><text:span text:style-name="T21"/></text:p>
      <text:p text:style-name="P4"><text:span text:style-name="T21"/></text:p>
      <text:p text:style-name="P13"><text:span text:style-name="T24">Génération </text:span><text:span text:style-name="T25">3 :</text:span><text:span text:style-name="T32">Notre plan</text:span><text:span text:style-name="T30">ète</text:span><text:span text:style-name="T3"> est remplie de tant de vie, il se peut que ce ne soit pas beaucoup de vie." Mais même les créatures les plus </text:span><text:span text:style-name="T12">banales n'ont pas une quantité d'informations complètement insondable. "Si vous pensez savoir tout ce que vous devez savoir sur la vie, vous avez tort. La vie n'est pas tout ce que vous devez savoir », a-t-il expliqué. Bien que ce n'est pas complètement insondable, il semble que beaucoup de créatures intelligentes ont un sens intuitif de ce que c'est d'avoir un</text:span></text:p>
      <text:p text:style-name="P4"><text:span text:style-name="T21"/></text:p>
      <text:p text:style-name="P4"><text:span text:style-name="T21"/></text:p>
      <text:p text:style-name="P3"><text:span text:style-name="T18">Exemple </text:span><text:span text:style-name="T19">3</text:span><text:span text:style-name="T18">:</text:span></text:p>
      <text:p text:style-name="P4"><text:span text:style-name="T18">l’input : </text:span><text:span text:style-name="T14">dégel des rivières</text:span></text:p>
      <text:p text:style-name="P13"><text:span text:style-name="T24">Génération 1 :</text:span><text:span text:style-name="T33">Le d</text:span><text:span text:style-name="T30">égel des rivières</text:span><text:span text:style-name="T3"> et des cours d'eau à travers le pays et la construction de maisons sur des réserves éloignées ou fragiles </text:span><text:span text:style-name="T12">dans des régions dévastées par le grand déluge de 1915. En 1915, le gouvernement indien ordonne la construction de maisons pour les Indiens de la réserve. En 1915, le gouvernement a commencé à construire des barrages dans une réserve où il ne pouvait atteindre sa position initiale de 1 600 pieds (972 mètres) de haut. Cela était dû à des problèmes d'approvisionnement en eau et à la nécessité de détourner l'eau des réservoirs,</text:span></text:p>
      <text:p text:style-name="P4"><text:span text:style-name="T22"/></text:p>
      <text:p text:style-name="P4"><text:span text:style-name="T22"/></text:p>
      <text:p text:style-name="P13"><text:span text:style-name="T24">Génération </text:span><text:span text:style-name="T25">2 : </text:span><text:span text:style-name="T32">Le d</text:span><text:span text:style-name="T30">égel des rivières</text:span><text:span text:style-name="T3">, mais, si je puis juger des déclarations qui précèdent, je pourrais dire beaucoup plus sur l'existence de ce </text:span><text:span text:style-name="T12">phénomène, que je ne sais pas si je devrais dire, ou dirais dans mon cas, que dans un tel cas, il est toujours présent ou contraire au passage de l'eau, ou du moins au mouvement ou au développement du corps. Je peux en dire beaucoup plus dans mon propre cas, et à ma façon, parce que j'ai déjà</text:span></text:p>
      <text:p text:style-name="P4"><text:span text:style-name="T21"/></text:p>
      <text:p text:style-name="P4"><text:span text:style-name="T21"/></text:p>
      <text:p text:style-name="P13"><text:span text:style-name="T24">Génération </text:span><text:span text:style-name="T25">3 : </text:span><text:span text:style-name="T7">Selon les auteurs, l</text:span><text:span text:style-name="T34">e d</text:span><text:span text:style-name="T30">égel des rivières</text:span><text:span text:style-name="T3"> en Inde, où il peut produire beaucoup de déchets, en particulier dans les régions côtières. « C'est une activité à faible pollution et à faible dumping, respectueuse de l'environnement qui est également bénéfique pour l'environnement. </text:span><text:span text:style-name="T12">Il n'est pas surprenant qu'il soit très polluant et très dangereux dans la plupart de ses endroits en aval. » En 2014, l'Institut d'océanographie et de géosciences, qui fait partie de l'Association internationale des océanographes</text:span></text:p>
      <text:p text:style-name="P13"><text:span text:style-name="T16"/></text:p>
      <text:p text:style-name="P4"><text:span text:style-name="T21"/></text:p>
      <text:p text:style-name="P3"><text:span text:style-name="T18"/></text:p>
      <text:p text:style-name="P6"/>
      <text:p text:style-name="P7">Début de phrases obtenu avec le flux RSS des articles</text:p>
      <text:p text:style-name="P8">Exemple1 :</text:p>
      <text:p text:style-name="P10">input : Nous invitons tous les Parisiens à ramasser les déchets chacun</text:p>
      <text:p text:style-name="P10"/>
      <text:p text:style-name="P14"><text:span text:style-name="T24">Génération</text:span><text:span text:style-name="T26">1</text:span><text:span text:style-name="T29">: </text:span><text:span text:style-name="T30">Nous invitons tous les Parisiens à ramasser chaque année les déchets</text:span><text:span text:style-name="T3"> de nos usines de recyclage en échange de nos services et à rembourser nos investissements dans le recyclage. Nous voulons aussi donner à chaque Parisien un sentiment de fierté et de soutien. </text:span><text:span text:style-name="T12">J'estime personnellement que le maire de Paris et le Premier ministre français souhaitent mettre en place des programmes spéciaux pour les personnes qui souffrent de la pollution du réseau national, et non pas simplement les «futiles déchets» de villes comme Paris. Ces mesures sont importantes, mais</text:span></text:p>
      <text:p text:style-name="P10"/>
      <text:p text:style-name="P14"><text:span text:style-name="T24">Génération</text:span><text:span text:style-name="T29"> 2 : </text:span><text:span text:style-name="T3">N</text:span><text:span text:style-name="T30">ous invitons tous les Parisiens à ramasser les déchets </text:span><text:span text:style-name="T3">chaque année et à les utiliser pour la nourriture et l'avenir de la ville. Un nouveau programme sera lancé à la fin de </text:span><text:soft-page-break/><text:span text:style-name="T3">janvier. L'événement de cette année comprendra cinq nouveaux projets: • Un bâtiment de trois </text:span><text:span text:style-name="T12">étages pour le système scolaire local qui abrite la nouvelle bibliothèque de la ville, • une gare routière scolaire, deux petites salles de classe et la classe mondiale "Great School for Youth" • et la classe mondiale</text:span></text:p>
      <text:p text:style-name="P10"/>
      <text:p text:style-name="P8">Exemple2 : </text:p>
      <text:p text:style-name="P8"><text:span text:style-name="T38">i</text:span>nput :<text:span text:style-name="T39">Le réchauffement climatique actuel exacerbe l'érosion du littoral,</text:span></text:p>
      <text:p text:style-name="P8"><text:span text:style-name="T38"/></text:p>
      <text:p text:style-name="P8"><text:span text:style-name="T27">Génération</text:span><text:span text:style-name="T10"> 1: </text:span><text:span text:style-name="T30">Le réchauffement climatique actuel exacerbe l'érosion du littoral,</text:span><text:span text:style-name="T3"> ce qui peut entraîner une perte annuelle d'environ 5 500 vies. Alors que le niveau moyen de la mer dans le monde continue d'augmenter à un rythme alarmant, nous devrions considérer que l'impact à long </text:span><text:span text:style-name="T12">terme de l'élévation du niveau de la mer sera très faible. Il y a quelques facteurs à considérer avant d'essayer de faire une comparaison. Nous vivons dans un monde en développement qui est rapidement devenu un monde plus avancé et moins dépendant des combustibles fossiles. Cela pourrait conduire à</text:span></text:p>
      <text:p text:style-name="P8"><text:span text:style-name="T12"/></text:p>
      <text:p text:style-name="P8"><text:span text:style-name="T12"/></text:p>
      <text:p text:style-name="P14"><text:span text:style-name="T24">Génération</text:span><text:span text:style-name="T11"> 2: </text:span><text:span text:style-name="T36">Le r</text:span><text:span text:style-name="T30">échauffement climatique actuel exacerbe l'érosion du littoral,</text:span><text:span text:style-name="T3"> ce qui est l'une des raisons de s'attendre à une élévation du niveau de la mer de plus de 50 centimètres d'ici 2100. Cela signifie que les îles du Pacifique Sud seront la plus grande élévation du niveau de la </text:span><text:span text:style-name="T12">mer intérieure dans le monde, même si le niveau de la mer mondiale est déjà beaucoup plus élevé que la hausse de 2 degrés que nous avons observée au cours du siècle dernier. Il s'agira donc d'une menace de plus en plus grande dans notre avenir. Il est également intéressant de noter que dans</text:span></text:p>
      <text:p text:style-name="P8"><text:span text:style-name="T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2T11:10:25.914072888</meta:creation-date>
    <dc:date>2020-12-03T21:56:10.584647919</dc:date>
    <meta:editing-duration>P1DT9H37M21S</meta:editing-duration>
    <meta:editing-cycles>4</meta:editing-cycles>
    <meta:generator>LibreOffice/6.4.6.2$Linux_X86_64 LibreOffice_project/40$Build-2</meta:generator>
    <meta:document-statistic meta:table-count="0" meta:image-count="0" meta:object-count="0" meta:page-count="3" meta:paragraph-count="27" meta:word-count="1249" meta:character-count="7436" meta:non-whitespace-character-count="6210"/>
  </office:meta>
</office:document-meta>
</file>